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3" svg:font-family="'Courier New'" style:font-pitch="fixed"/>
    <style:font-face style:name="Latin Modern Mono" svg:font-family="'Latin Modern Mono'" style:font-pitch="fixed"/>
    <style:font-face style:name="Courier New1" svg:font-family="'Courier New'" style:font-family-generic="modern" style:font-pitch="fixed"/>
    <style:font-face style:name="Courier New2" svg:font-family="'Courier New'" style:font-family-generic="swiss" style:font-pitch="fixed"/>
    <style:font-face style:name="Liberation Sans3" svg:font-family="'Liberation Sans'" style:font-family-generic="swiss" style:font-pitch="fixed"/>
    <style:font-face style:name="Domestic Manners" svg:font-family="'Domestic Manners'" style:font-pitch="variable"/>
    <style:font-face style:name="Latin Modern Mono1" svg:font-family="'Latin Modern Mono'" style:font-pitch="variable"/>
    <style:font-face style:name="Liberation Sans4" svg:font-family="'Liberation Sans'" style:font-pitch="variable"/>
    <style:font-face style:name="URW Chancery L" svg:font-family="'URW Chancery L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5.78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69cm" fo:min-width="26.7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6cm" fo:min-width="10.87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4.2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_5f_-title">
      <style:graphic-properties fo:min-height="3.506cm"/>
    </style:style>
    <style:style style:name="pr8" style:family="presentation" style:parent-style-name="Default_5f_-outline1">
      <style:graphic-properties fo:min-height="13.609cm"/>
    </style:style>
    <style:style style:name="pr9" style:family="presentation" style:parent-style-name="Default_5f_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style:font-name="Courier New1"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size="72pt" style:font-size-asian="72pt" style:font-size-complex="72pt"/>
    </style:style>
    <style:style style:name="P7" style:family="paragraph">
      <style:text-properties style:font-name="URW Chancery L"/>
    </style:style>
    <style:style style:name="P8" style:family="paragraph">
      <loext:graphic-properties draw:fill="none" draw:fill-color="#ffffff"/>
      <style:text-properties style:font-name="URW Chancery L" fo:font-size="170pt" fo:font-weight="bold" style:font-size-asian="170pt" style:font-weight-asian="bold" style:font-size-complex="170pt" style:font-weight-complex="bold"/>
    </style:style>
    <style:style style:name="P9" style:family="paragraph">
      <loext:graphic-properties draw:fill="none" draw:fill-color="#ffffff"/>
      <style:text-properties fo:font-size="66pt" style:font-size-asian="66pt" style:font-size-complex="66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style:font-name="Liberation Sans1"/>
    </style:style>
    <style:style style:name="T4" style:family="text">
      <style:text-properties style:font-name="Liberation Sans1" fo:font-weight="bold" style:font-weight-asian="bold" style:font-weight-complex="bold"/>
    </style:style>
    <style:style style:name="T5" style:family="text">
      <style:text-properties style:font-name="Latin Modern Mono" fo:font-weight="normal" style:font-weight-asian="normal" style:font-weight-complex="normal"/>
    </style:style>
    <style:style style:name="T6" style:family="text">
      <style:text-properties fo:font-size="72pt" style:font-size-asian="72pt" style:font-size-complex="72pt"/>
    </style:style>
    <style:style style:name="T7" style:family="text">
      <style:text-properties style:font-name="URW Chancery L" fo:font-size="170pt" fo:font-weight="bold" style:font-size-asian="170pt" style:font-weight-asian="bold" style:font-size-complex="170pt" style:font-weight-complex="bold"/>
    </style:style>
    <style:style style:name="T8" style:family="text">
      <style:text-properties fo:font-size="66pt" style:font-size-asian="66pt" style:font-size-complex="66pt"/>
    </style:style>
    <style:style style:name="T9" style:family="text">
      <style:text-properties style:font-name="Latin Modern Mono"/>
    </style:style>
    <style:style style:name="T1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7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7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dim tooling</text:span></text:p>
          </draw:text-box>
        </draw:frame>
        <draw:frame presentation:style-name="pr2" draw:text-style-name="P2" draw:layer="layout" svg:width="25.199cm" svg:height="4.259cm" svg:x="1.401cm" svg:y="8.741cm" presentation:class="subtitle" presentation:user-transformed="true">
          <draw:text-box>
            <text:p><text:span text:style-name="T2">Daniel Vetter, Intel OTC</text:span></text:p>
            <text:p><text:span text:style-name="T2">XDC 2017, MV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meh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[this is PR]</text:p>
          </draw:text-box>
        </draw:frame>
        <draw:frame presentation:style-name="pr5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kernel process is bonghits</text:p>
              </text:list-item>
              <text:list-item>
                <text:p>Linus (and others) are self-confessed assholes</text:p>
              </text:list-item>
              <text:list-item>
                <text:p>userspace display drivers are still a stupid idea</text:p>
              </text:list-item>
              <text:list-item>
                <text:p>we (=GFX community) prefer commit rights</text:p>
              </text:list-item>
            </text:list>
            <text:list text:style-name="L4">
              <text:list-item>
                <text:p><text:span text:style-name="T3">how do we not burn out contributor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4">solution: </text:span><text:span text:style-name="T5">dim</text:span></text:p>
          </draw:text-box>
        </draw:frame>
        <draw:frame draw:style-name="gr2" draw:text-style-name="P6" draw:layer="layout" svg:width="6.285cm" svg:height="3.088cm" svg:x="12.4cm" svg:y="4.6cm">
          <draw:text-box>
            <text:p><text:span text:style-name="T6">DRM</text:span></text:p>
          </draw:text-box>
        </draw:frame>
        <draw:frame draw:style-name="gr3" draw:text-style-name="P8" draw:layer="layout" svg:width="27.223cm" svg:height="9.619cm" svg:x="0.977cm" svg:y="6.508cm">
          <draw:text-box>
            <text:p text:style-name="P7"><text:span text:style-name="T7">inglorious</text:span></text:p>
          </draw:text-box>
        </draw:frame>
        <draw:frame draw:style-name="gr4" draw:text-style-name="P9" draw:layer="layout" svg:width="11.373cm" svg:height="2.855cm" svg:x="8.227cm" svg:y="14.8cm">
          <draw:text-box>
            <text:p><text:span text:style-name="T8">maintain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acts. real facts.</text:p>
          </draw:text-box>
        </draw:frame>
        <draw:frame presentation:style-name="pr5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runs drm-intel.git since 5+ years</text:p>
              </text:list-item>
              <text:list-item>
                <text:p>runs drm-misc since 2+ years</text:p>
              </text:list-item>
              <text:list-item>
                <text:p>18 contributors, almost 500 commits</text:p>
              </text:list-item>
              <text:list-item>
                <text:p>docs, scripts, bash completion&amp;kitchen sin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ypical dev workflow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header>
                <text:p><text:span text:style-name="T9">$ dim apply</text:span></text:p>
                <text:p><text:span text:style-name="T9">$ dim push</text:span></text:p>
                <text:p><text:span text:style-name="T9"/></text:p>
              </text:list-header>
              <text:list-item>
                <text:p>dim, 'cause it goes well with git</text:p>
              </text:list-item>
              <text:list-item>
                <text:p>sanity checks for everything that went wrong in the past, for much shared lear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ocumentation</text:p>
          </draw:text-box>
        </draw:frame>
        <draw:frame presentation:style-name="pr8" draw:text-style-name="P11" draw:layer="layout" svg:width="26.8cm" svg:height="9.973cm" svg:x="0.6cm" svg:y="7.227cm" presentation:class="outline" presentation:user-transformed="true">
          <draw:text-box>
            <text:p text:style-name="P10"><text:span text:style-name="T10"><text:a xlink:href="https://01.org/linuxgraphics/gfx-docs/maintainer-tools/" xlink:type="simple">https://01.org/linuxgraphics/gfx-docs/maintainer-tools/</text:a></text:span></text:p>
            <text:p text:style-name="P10"><text:span text:style-name="T10"/></text:p>
            <text:p text:style-name="P10"><text:span text:style-name="T10">[blabla about the docs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tegration tree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you push, you conflict, you resolve</text:p>
              </text:list-item>
              <text:list-item>
                <text:p>shared with git rerere and fixup tress</text:p>
              </text:list-item>
              <text:list-item>
                <text:p>for CI, testing, 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nux-next&amp;merge window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feature branch always open</text:p>
              </text:list-item>
              <text:list-item>
                <text:p>„correct“ branch is pushed to linux-next</text:p>
              </text:list-item>
              <text:list-item>
                <text:p>no merge window stress at a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or maintainers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tags, pull requests, backmerge, all wrapped</text:p>
              </text:list-item>
              <text:list-item>
                <text:p>same idea as for committers: share the lear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next</text:p>
          </draw:text-box>
        </draw:frame>
        <draw:frame presentation:style-name="pr8" draw:layer="layout" svg:width="25.199cm" svg:height="9.973cm" svg:x="1.4cm" svg:y="7.3cm" presentation:class="outline" presentation:user-transformed="true">
          <draw:text-box>
            <text:list text:style-name="L3">
              <text:list-item>
                <text:p>better integrate with patchwork (CI, r-b/a-b tags)</text:p>
              </text:list-item>
              <text:list-item>
                <text:p>drm-amd.git?</text:p>
              </text:list-item>
              <text:list-item>
                <text:p>top level drm tree like tha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3" svg:font-family="'Courier New'" style:font-pitch="fixed"/>
    <style:font-face style:name="Latin Modern Mono" svg:font-family="'Latin Modern Mono'" style:font-pitch="fixed"/>
    <style:font-face style:name="Courier New1" svg:font-family="'Courier New'" style:font-family-generic="modern" style:font-pitch="fixed"/>
    <style:font-face style:name="Courier New2" svg:font-family="'Courier New'" style:font-family-generic="swiss" style:font-pitch="fixed"/>
    <style:font-face style:name="Liberation Sans3" svg:font-family="'Liberation Sans'" style:font-family-generic="swiss" style:font-pitch="fixed"/>
    <style:font-face style:name="Domestic Manners" svg:font-family="'Domestic Manners'" style:font-pitch="variable"/>
    <style:font-face style:name="Latin Modern Mono1" svg:font-family="'Latin Modern Mono'" style:font-pitch="variable"/>
    <style:font-face style:name="Liberation Sans4" svg:font-family="'Liberation Sans'" style:font-pitch="variable"/>
    <style:font-face style:name="URW Chancery L" svg:font-family="'URW Chancery L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2-02T15:38:20</meta:creation-date>
    <meta:editing-duration>P7DT19H55M3S</meta:editing-duration>
    <meta:editing-cycles>66</meta:editing-cycles>
    <meta:generator>LibreOffice/5.2.7.2$Linux_X86_64 LibreOffice_project/20$Build-2</meta:generator>
    <dc:date>2017-09-20T19:04:40.007077373</dc:date>
    <meta:document-statistic meta:object-count="67"/>
  </office:meta>
</office:document-meta>
</file>